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f73" officeooo:paragraph-rsid="001f9f73"/>
    </style:style>
    <style:style style:name="P2" style:family="paragraph" style:parent-style-name="Standard">
      <style:text-properties officeooo:rsid="0022f6a8" officeooo:paragraph-rsid="0022f6a8"/>
    </style:style>
    <style:style style:name="P3" style:family="paragraph" style:parent-style-name="Standard">
      <style:text-properties officeooo:rsid="0022f6a8" officeooo:paragraph-rsid="002aab93"/>
    </style:style>
    <style:style style:name="P4" style:family="paragraph" style:parent-style-name="Standard">
      <style:text-properties officeooo:rsid="00283920" officeooo:paragraph-rsid="00283920"/>
    </style:style>
    <style:style style:name="P5" style:family="paragraph" style:parent-style-name="Standard">
      <style:text-properties officeooo:rsid="003261cb" officeooo:paragraph-rsid="003261cb"/>
    </style:style>
    <style:style style:name="P6" style:family="paragraph" style:parent-style-name="Standard">
      <style:text-properties officeooo:rsid="002173f9" officeooo:paragraph-rsid="001f9f73"/>
    </style:style>
    <style:style style:name="P7" style:family="paragraph" style:parent-style-name="Standard">
      <style:text-properties officeooo:rsid="002e80e9" officeooo:paragraph-rsid="002e80e9"/>
    </style:style>
    <style:style style:name="P8" style:family="paragraph" style:parent-style-name="Standard">
      <style:text-properties officeooo:rsid="003907e2" officeooo:paragraph-rsid="003907e2"/>
    </style:style>
    <style:style style:name="P9" style:family="paragraph" style:parent-style-name="Standard">
      <style:text-properties officeooo:rsid="0039e28c" officeooo:paragraph-rsid="0039e28c"/>
    </style:style>
    <style:style style:name="P10" style:family="paragraph" style:parent-style-name="Standard">
      <style:text-properties officeooo:rsid="003bdf45" officeooo:paragraph-rsid="003bdf45"/>
    </style:style>
    <style:style style:name="P11" style:family="paragraph" style:parent-style-name="Standard">
      <style:text-properties fo:color="#c9211e" loext:opacity="100%" style:text-line-through-style="solid" style:text-line-through-type="single" fo:font-size="14pt" officeooo:rsid="00307022" officeooo:paragraph-rsid="00307022" style:font-size-asian="14pt" style:font-size-complex="14pt"/>
    </style:style>
    <style:style style:name="P12" style:family="paragraph" style:parent-style-name="Standard">
      <style:text-properties fo:color="#c9211e" loext:opacity="100%" style:text-line-through-style="solid" style:text-line-through-type="single" fo:font-size="14pt" officeooo:rsid="003877a1" officeooo:paragraph-rsid="003877a1" style:font-size-asian="14pt" style:font-size-complex="14pt"/>
    </style:style>
    <style:style style:name="P13" style:family="paragraph" style:parent-style-name="Standard">
      <style:text-properties fo:color="#c9211e" loext:opacity="100%" style:text-line-through-style="none" style:text-line-through-type="none" fo:font-size="14pt" officeooo:rsid="0041e515" officeooo:paragraph-rsid="0041e515" style:font-size-asian="14pt" style:font-size-complex="14pt"/>
    </style:style>
    <style:style style:name="P14" style:family="paragraph" style:parent-style-name="Standard">
      <style:text-properties fo:color="#c9211e" loext:opacity="100%" style:text-line-through-style="none" style:text-line-through-type="none" fo:font-size="14pt" officeooo:rsid="004ae5b5" officeooo:paragraph-rsid="004ae5b5" style:font-size-asian="14pt" style:font-size-complex="14pt"/>
    </style:style>
    <style:style style:name="P15" style:family="paragraph" style:parent-style-name="Standard">
      <style:text-properties officeooo:rsid="001f9f73" officeooo:paragraph-rsid="004f4984"/>
    </style:style>
    <style:style style:name="T1" style:family="text">
      <style:text-properties officeooo:rsid="002f17bf"/>
    </style:style>
    <style:style style:name="T2" style:family="text">
      <style:text-properties officeooo:rsid="0031d50c"/>
    </style:style>
    <style:style style:name="T3" style:family="text">
      <style:text-properties officeooo:rsid="0033eed3"/>
    </style:style>
    <style:style style:name="T4" style:family="text">
      <style:text-properties officeooo:rsid="00366c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omework:</text:p>
      <text:p text:style-name="P1"/>
      <text:p text:style-name="P13">push all blocks to github</text:p>
      <text:p text:style-name="P14">are qa’s like pentesters?</text:p>
      <text:p text:style-name="P13"/>
      <text:p text:style-name="P11"/>
      <text:p text:style-name="P11">block 4 comp check</text:p>
      <text:p text:style-name="P11"><text:span text:style-name="T4">block 4 </text:span>github workflow</text:p>
      <text:p text:style-name="P11"><text:span text:style-name="T4">block 5 </text:span>zoo problem</text:p>
      <text:p text:style-name="P12">peer review</text:p>
      <text:p text:style-name="P1"/>
      <text:p text:style-name="P6"/>
      <text:p text:style-name="P5">Press “shift 1” to create new HTML template</text:p>
      <text:p text:style-name="P3"/>
      <text:p text:style-name="P2"/>
      <text:p text:style-name="P4">IDE = Integrated Development Environment</text:p>
      <text:p text:style-name="P4"/>
      <text:p text:style-name="P7">How to go into terminal <text:span text:style-name="T1">vim </text:span>“<text:span text:style-name="T1">console log” </text:span>blank page and out of blank page? <text:span text:style-name="T2">(esc…, :q , :w, :w</text:span><text:span text:style-name="T3">q</text:span><text:span text:style-name="T2">)</text:span></text:p>
      <text:p text:style-name="P7"/>
      <text:p text:style-name="P8">short cut to insert css tag is &lt;p.paragraph, or </text:p>
      <text:p text:style-name="P8"/>
      <text:p text:style-name="P9">vsc “link” shortcut to link css to html</text:p>
      <text:p text:style-name="P9"/>
      <text:p text:style-name="P10">work block 06 ahe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18:30.321693621</meta:creation-date>
    <meta:editing-duration>P1DT8H28M19S</meta:editing-duration>
    <meta:editing-cycles>19</meta:editing-cycles>
    <meta:generator>LibreOffice/7.3.7.2$Linux_X86_64 LibreOffice_project/30$Build-2</meta:generator>
    <dc:date>2023-09-09T03:53:38.461684680</dc:date>
    <meta:document-statistic meta:table-count="0" meta:image-count="0" meta:object-count="0" meta:page-count="1" meta:paragraph-count="13" meta:word-count="78" meta:character-count="415" meta:non-whitespace-character-count="349"/>
  </office:meta>
</office:document-meta>
</file>